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8ad365" draw:textarea-horizontal-align="center" draw:textarea-vertical-align="middle"/>
    </style:style>
    <style:style style:name="gr3" style:family="graphic" style:parent-style-name="standard">
      <style:graphic-properties draw:fill="solid" draw:fill-color="#6e98c9" draw:textarea-horizontal-align="center" draw:textarea-vertical-align="middle"/>
    </style:style>
    <style:style style:name="gr4" style:family="graphic" style:parent-style-name="standard">
      <style:graphic-properties draw:fill="solid" draw:fill-color="#dea95f" draw:textarea-horizontal-align="center" draw:textarea-vertical-align="middle"/>
    </style:style>
    <style:style style:name="gr5" style:family="graphic" style:parent-style-name="standard">
      <style:graphic-properties draw:fill-color="#6e98c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3cm" draw:textarea-horizontal-align="center" draw:textarea-vertical-align="botto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4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178cm" svg:height="8.165cm" svg:x="2.66cm" svg:y="8.711cm">
          <text:p/>
        </draw:rect>
        <draw:rect draw:style-name="gr2" draw:text-style-name="P1" draw:layer="layout" svg:width="3.81cm" svg:height="1.27cm" svg:x="10.59cm" svg:y="14.805cm">
          <text:p text:style-name="P1">Consumer</text:p>
        </draw:rect>
        <draw:rect draw:style-name="gr2" draw:text-style-name="P1" draw:layer="layout" svg:width="3.81cm" svg:height="1.27cm" svg:x="10.39cm" svg:y="14.605cm">
          <text:p text:style-name="P1">Consumer</text:p>
        </draw:rect>
        <draw:rect draw:style-name="gr2" draw:text-style-name="P1" draw:layer="layout" svg:width="3.81cm" svg:height="1.27cm" svg:x="10.19cm" svg:y="14.405cm">
          <text:p text:style-name="P1">Consumer</text:p>
        </draw:rect>
        <draw:rect draw:style-name="gr3" draw:text-style-name="P1" draw:layer="layout" svg:width="3.81cm" svg:height="2.54cm" svg:x="9.89cm" svg:y="9.255cm">
          <text:p text:style-name="P1">Pulp</text:p>
          <text:p text:style-name="P1">Server</text:p>
        </draw:rect>
        <draw:rect draw:style-name="gr2" draw:text-style-name="P1" draw:layer="layout" svg:width="3.81cm" svg:height="1.27cm" svg:x="9.89cm" svg:y="14.205cm">
          <text:p text:style-name="P1">Consumer</text:p>
        </draw:rect>
        <draw:rect draw:style-name="gr4" draw:text-style-name="P1" draw:layer="layout" svg:width="3.81cm" svg:height="1.905cm" svg:x="3.37cm" svg:y="9.555cm">
          <text:p text:style-name="P1">Pulp</text:p>
          <text:p text:style-name="P1">Admin CLI</text:p>
        </draw:rect>
        <draw:custom-shape draw:style-name="gr5" draw:text-style-name="P1" draw:layer="layout" svg:width="1.27cm" svg:height="1.905cm" svg:x="15.37cm" svg:y="9.4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draw:text-style-name="P2" draw:layer="layout" svg:width="2.703cm" svg:height="0.806cm" svg:x="14.693cm" svg:y="11.425cm">
          <draw:text-box>
            <text:p text:style-name="P2"><text:span text:style-name="T1">MongoDB</text:span></text:p>
          </draw:text-box>
        </draw:frame>
        <draw:line draw:style-name="gr7" draw:text-style-name="P1" draw:layer="layout" svg:x1="7.391cm" svg:y1="10.525cm" svg:x2="9.89cm" svg:y2="10.525cm">
          <text:p/>
        </draw:line>
        <draw:frame draw:style-name="gr6" draw:text-style-name="P3" draw:layer="layout" svg:width="2.454cm" svg:height="1.361cm" svg:x="7.35cm" svg:y="9.89cm">
          <draw:text-box>
            <text:p text:style-name="P3"><text:span text:style-name="T2">REST </text:span></text:p>
            <text:p text:style-name="P3"><text:span text:style-name="T2">(HTTPS)</text:span></text:p>
          </draw:text-box>
        </draw:frame>
        <draw:line draw:style-name="gr8" draw:text-style-name="P1" draw:layer="layout" svg:x1="11.075cm" svg:y1="13.897cm" svg:x2="11.075cm" svg:y2="12.109cm">
          <text:p/>
        </draw:line>
        <draw:frame draw:style-name="gr6" draw:text-style-name="P3" draw:layer="layout" svg:width="2.454cm" svg:height="1.361cm" svg:x="8.571cm" svg:y="12.43cm">
          <draw:text-box>
            <text:p text:style-name="P3"><text:span text:style-name="T2">REST</text:span></text:p>
            <text:p text:style-name="P3"><text:span text:style-name="T2">(HTTPS)</text:span></text:p>
          </draw:text-box>
        </draw:frame>
        <draw:line draw:style-name="gr8" draw:text-style-name="P1" draw:layer="layout" svg:x1="12.744cm" svg:y1="12.127cm" svg:x2="12.744cm" svg:y2="13.88cm">
          <text:p/>
        </draw:line>
        <draw:frame draw:style-name="gr6" draw:text-style-name="P4" draw:layer="layout" svg:width="1.958cm" svg:height="0.806cm" svg:x="12.744cm" svg:y="12.6cm">
          <draw:text-box>
            <text:p text:style-name="P4"><text:span text:style-name="T2">AMQP</text:span></text:p>
          </draw:text-box>
        </draw:frame>
        <draw:line draw:style-name="gr9" draw:text-style-name="P1" draw:layer="layout" svg:x1="13.8cm" svg:y1="10.29cm" svg:x2="15.07cm" svg:y2="10.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y Dobies</meta:initial-creator>
    <meta:creation-date>2011-01-25T13:59:13</meta:creation-date>
    <dc:date>2011-01-25T16:23:08</dc:date>
    <dc:creator>Jay Dobies</dc:creator>
    <meta:editing-duration>PT2H1M45S</meta:editing-duration>
    <meta:editing-cycles>3</meta:editing-cycles>
    <meta:generator>OpenOffice.org/3.3$Unix OpenOffice.org_project/330m18$Build-9556</meta:generator>
    <meta:document-statistic meta:object-count="16"/>
  </office:meta>
</office:document-meta>
</file>